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VPN</text:p>
          </table:table-cell>
          <table:table-cell office:value-type="string" calcext:value-type="string">
            <text:p>RTT1 for RTT2 subtraction</text:p>
          </table:table-cell>
          <table:table-cell office:value-type="string" calcext:value-type="string">
            <text:p>RTT1 for RTT3 subtractio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irana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uenos_Aires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Vienna</text:p>
          </table:table-cell>
          <table:table-cell office:value-type="float" office:value="251" calcext:value-type="float">
            <text:p>25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ydney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elbourne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risbane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Perth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Adelaide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rajevo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russels</text:p>
          </table:table-cell>
          <table:table-cell office:value-type="float" office:value="237" calcext:value-type="float">
            <text:p>237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ofia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razil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oronto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ontreal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Vancouver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Zurich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ntiago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n_Jose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Nicosia</text:p>
          </table:table-cell>
          <table:table-cell office:value-type="float" office:value="315" calcext:value-type="float">
            <text:p>315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Prague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Frankfurt</text:p>
          </table:table-cell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erlin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Copenhagen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allinn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adrid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Helsinki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Paris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arseille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bilisi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Athens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Hong_Kong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Zagreb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udapest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Jakarta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Dublin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el_Aviv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umbai</text:p>
          </table:table-cell>
          <table:table-cell office:value-type="float" office:value="132" calcext:value-type="float">
            <text:p>132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Reykjavik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ilan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okyo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eoul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Vilnius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teinsel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Riga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Chisinau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kopje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exico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Kuala_Lumpur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Amsterdam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Oslo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Auckland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Warsaw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Lisbon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ucharest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elgrade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tockholm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ingapore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Ljubljana</text:p>
          </table:table-cell>
          <table:table-cell office:value-type="float" office:value="254" calcext:value-type="float">
            <text:p>254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ratislava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angkok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Istanbul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Taipei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Ukraine</text:p>
          </table:table-cell>
          <table:table-cell office:value-type="float" office:value="283" calcext:value-type="float">
            <text:p>283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London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Dallas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anassas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Buffalo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New_York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Chicago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Los_Angeles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Denver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eattle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Atlanta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Miami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Charlotte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n_Francisco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Phoenix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int_Louis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Salt_Lake_City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Kansas_City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string" calcext:value-type="string">
            <text:p>Hanoi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ohannesburg</text:p>
          </table:table-cell>
          <table:table-cell office:value-type="float" office:value="372" calcext:value-type="float">
            <text:p>372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08:56:01.990385133</meta:creation-date>
    <dc:date>2023-02-13T09:02:09.165094176</dc:date>
    <meta:editing-duration>PT6M6S</meta:editing-duration>
    <meta:editing-cycles>2</meta:editing-cycles>
    <meta:generator>LibreOffice/6.4.7.2$Linux_X86_64 LibreOffice_project/40$Build-2</meta:generator>
    <meta:document-statistic meta:table-count="1" meta:cell-count="249" meta:object-count="0"/>
  </office:meta>
</office:document-meta>
</file>